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5cm" svg:stroke-color="#000000" draw:stroke-linejoin="round" draw:fill="solid" draw:fill-color="#808080" draw:opacity="9%" fo:padding-top="0.137cm" fo:padding-bottom="0.137cm" fo:padding-left="0.262cm" fo:padding-right="0.262cm"/>
    </style:style>
    <style:style style:name="gr2" style:family="graphic" style:parent-style-name="standard">
      <style:graphic-properties draw:stroke="solid" svg:stroke-width="0.025cm" svg:stroke-color="#000000" draw:stroke-linejoin="round" draw:fill="solid" draw:fill-color="#808080" draw:opacity="9%" fo:padding-top="0.137cm" fo:padding-bottom="0.137cm" fo:padding-left="0.262cm" fo:padding-right="0.262cm"/>
    </style:style>
    <style:style style:name="gr3" style:family="graphic" style:parent-style-name="standard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4" style:family="graphic" style:parent-style-name="standard">
      <style:graphic-properties draw:stroke="solid" svg:stroke-width="0.047cm" svg:stroke-color="#010101" svg:stroke-opacity="100%" draw:stroke-linejoin="miter" draw:fill="solid" draw:fill-color="#010101" fo:padding-top="0.148cm" fo:padding-bottom="0.148cm" fo:padding-left="0.273cm" fo:padding-right="0.273cm"/>
    </style:style>
    <style:style style:name="gr5" style:family="graphic" style:parent-style-name="standard">
      <style:graphic-properties draw:stroke="none" svg:stroke-width="0.035cm" draw:stroke-linejoin="miter" draw:fill="solid" draw:fill-color="#000000"/>
    </style:style>
    <style:style style:name="gr6" style:family="graphic" style:parent-style-name="standard">
      <style:graphic-properties draw:stroke="solid" svg:stroke-width="0.039cm" svg:stroke-color="#000000" draw:stroke-linejoin="miter" draw:fill="none" fo:padding-top="0.144cm" fo:padding-bottom="0.144cm" fo:padding-left="0.269cm" fo:padding-right="0.269cm"/>
    </style:style>
    <style:style style:name="gr7" style:family="graphic" style:parent-style-name="standard">
      <style:graphic-properties draw:stroke="solid" svg:stroke-width="0.029cm" svg:stroke-color="#000000" draw:stroke-linejoin="round" draw:fill="solid" draw:fill-color="#808080" draw:opacity="9%" fo:padding-top="0.139cm" fo:padding-bottom="0.139cm" fo:padding-left="0.264cm" fo:padding-right="0.264cm"/>
    </style:style>
    <style:style style:name="gr8" style:family="graphic" style:parent-style-name="standard">
      <style:graphic-properties draw:stroke="none" draw:fill="none" draw:textarea-horizontal-align="left" draw:auto-grow-width="true" fo:min-height="0.94cm" fo:min-width="0.002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auto-grow-width="true" fo:min-height="0.939cm" fo:min-width="0.002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auto-grow-width="true" fo:min-height="0.937cm" fo:min-width="0.002cm" fo:padding-top="0cm" fo:padding-bottom="0cm" fo:padding-left="0cm" fo:padding-right="0cm"/>
    </style:style>
    <style:style style:name="P1" style:family="paragraph">
      <loext:graphic-properties draw:fill="solid" draw:fill-color="#808080" draw:opacity="9%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808080" draw:opacity="9%"/>
      <style:paragraph-properties fo:text-align="center"/>
      <style:text-properties style:font-name="Ubuntu"/>
    </style:style>
    <style:style style:name="P4" style:family="paragraph">
      <loext:graphic-properties draw:fill="solid" draw:fill-color="#808080" draw:opacity="9%"/>
      <style:paragraph-properties fo:text-align="center"/>
      <style:text-properties fo:color="#ff3333" style:font-name="Ubuntu"/>
    </style:style>
    <style:style style:name="P5" style:family="paragraph">
      <loext:graphic-properties draw:fill="solid" draw:fill-color="#808080" draw:opacity="9%"/>
      <style:paragraph-properties fo:text-align="center"/>
    </style:style>
    <style:style style:name="P6" style:family="paragraph">
      <loext:graphic-properties draw:fill="solid" draw:fill-color="#808080" draw:opacity="9%"/>
      <style:text-properties style:font-name="Ubuntu"/>
    </style:style>
    <style:style style:name="P7" style:family="paragraph">
      <loext:graphic-properties draw:fill="none"/>
    </style:style>
    <style:style style:name="P8" style:family="paragraph">
      <loext:graphic-properties draw:fill="solid" draw:fill-color="#010101"/>
    </style:style>
    <style:style style:name="P9" style:family="paragraph">
      <loext:graphic-properties draw:fill="solid" draw:fill-color="#000000"/>
    </style:style>
    <style:style style:name="T1" style:family="text">
      <style:text-properties style:font-name="Ubuntu"/>
    </style:style>
    <style:style style:name="T2" style:family="text">
      <style:text-properties style:font-name="Ubuntu" fo:font-size="12pt" style:font-size-asian="12pt" style:font-size-complex="12pt"/>
    </style:style>
    <style:style style:name="T3" style:family="text">
      <style:text-properties style:use-window-font-color="true" style:font-name="Ubuntu"/>
    </style:style>
    <style:style style:name="T4" style:family="text">
      <style:text-properties style:use-window-font-color="true" style:font-name="Ubuntu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2.429cm" svg:height="2.475cm" svg:x="30.042cm" svg:y="0.019cm" svg:viewBox="0 0 2430 2476" svg:d="M1215 2476h1042c95 0 173-79 173-176v-2124c0-97-78-176-173-176h-2084c-95 0-173 79-173 176v2124c0 97 78 176 173 176z">
          <text:p/>
        </draw:path>
        <draw:path draw:style-name="gr1" draw:text-style-name="P1" draw:layer="layout" svg:width="2.429cm" svg:height="2.475cm" svg:x="0.063cm" svg:y="0.019cm" svg:viewBox="0 0 2430 2476" svg:d="M1215 2476h1042c95 0 173-79 173-176v-2124c0-97-78-176-173-176h-2084c-95 0-173 79-173 176v2124c0 97 78 176 173 176z">
          <text:p/>
        </draw:path>
        <draw:path draw:style-name="gr1" draw:text-style-name="P1" draw:layer="layout" svg:width="2.429cm" svg:height="2.475cm" svg:x="5.053cm" svg:y="0.019cm" svg:viewBox="0 0 2430 2476" svg:d="M1215 2476h1042c95 0 173-79 173-176v-2124c0-97-78-176-173-176h-2084c-95 0-173 79-173 176v2124c0 97 78 176 173 176z">
          <text:p/>
        </draw:path>
        <draw:path draw:style-name="gr2" draw:text-style-name="P3" draw:layer="layout" svg:width="2.429cm" svg:height="2.475cm" svg:x="7.569cm" svg:y="0.019cm" svg:viewBox="0 0 2430 2476" svg:d="M1215 2476h1042c95 0 173-79 173-176v-2124c0-97-78-176-173-176h-2084c-95 0-173 79-173 176v2124c0 97 78 176 173 176z">
          <text:p text:style-name="P2"><text:span text:style-name="T1">Cat</text:span></text:p>
        </draw:path>
        <draw:path draw:style-name="gr1" draw:text-style-name="P1" draw:layer="layout" svg:width="2.429cm" svg:height="2.475cm" svg:x="10.086cm" svg:y="0.019cm" svg:viewBox="0 0 2430 2476" svg:d="M1215 2476h1042c95 0 173-79 173-176v-2124c0-97-78-176-173-176h-2084c-95 0-173 79-173 176v2124c0 97 78 176 173 176z">
          <text:p/>
        </draw:path>
        <draw:path draw:style-name="gr1" draw:text-style-name="P1" draw:layer="layout" svg:width="2.429cm" svg:height="2.475cm" svg:x="12.58cm" svg:y="0.019cm" svg:viewBox="0 0 2430 2476" svg:d="M1215 2476h1042c95 0 173-79 173-176v-2124c0-97-78-176-173-176h-2084c-95 0-173 79-173 176v2124c0 97 78 176 173 176z">
          <text:p/>
        </draw:path>
        <draw:path draw:style-name="gr1" draw:text-style-name="P1" draw:layer="layout" svg:width="2.429cm" svg:height="2.475cm" svg:x="27.547cm" svg:y="0.019cm" svg:viewBox="0 0 2430 2476" svg:d="M1215 2476h1042c95 0 173-79 173-176v-2124c0-97-78-176-173-176h-2084c-95 0-173 79-173 176v2124c0 97 78 176 173 176z">
          <text:p/>
        </draw:path>
        <draw:path draw:style-name="gr2" draw:text-style-name="P3" draw:layer="layout" svg:width="2.429cm" svg:height="2.475cm" svg:x="2.573cm" svg:y="0.019cm" svg:viewBox="0 0 2430 2476" svg:d="M1215 2476h1042c95 0 173-79 173-176v-2124c0-97-78-176-173-176h-2084c-95 0-173 79-173 176v2124c0 97 78 176 173 176z">
          <text:p text:style-name="P2"><text:span text:style-name="T1">Boot</text:span></text:p>
        </draw:path>
        <draw:path draw:style-name="gr1" draw:text-style-name="P1" draw:layer="layout" svg:width="2.429cm" svg:height="2.475cm" svg:x="15.073cm" svg:y="0.019cm" svg:viewBox="0 0 2430 2476" svg:d="M1215 2476h1042c95 0 173-79 173-176v-2124c0-97-78-176-173-176h-2084c-95 0-173 79-173 176v2124c0 97 78 176 173 176z">
          <text:p/>
        </draw:path>
        <draw:path draw:style-name="gr1" draw:text-style-name="P1" draw:layer="layout" svg:width="2.429cm" svg:height="2.475cm" svg:x="17.567cm" svg:y="0.019cm" svg:viewBox="0 0 2430 2476" svg:d="M1215 2476h1042c95 0 173-79 173-176v-2124c0-97-78-176-173-176h-2084c-95 0-173 79-173 176v2124c0 97 78 176 173 176z">
          <text:p/>
        </draw:path>
        <draw:path draw:style-name="gr1" draw:text-style-name="P1" draw:layer="layout" svg:width="2.429cm" svg:height="2.475cm" svg:x="20.083cm" svg:y="0.019cm" svg:viewBox="0 0 2430 2476" svg:d="M1215 2476h1042c95 0 173-79 173-176v-2124c0-97-78-176-173-176h-2084c-95 0-173 79-173 176v2124c0 97 78 176 173 176z">
          <text:p/>
        </draw:path>
        <draw:path draw:style-name="gr2" draw:text-style-name="P3" draw:layer="layout" svg:width="2.429cm" svg:height="2.475cm" svg:x="22.6cm" svg:y="0.019cm" svg:viewBox="0 0 2430 2476" svg:d="M1215 2476h1042c95 0 173-79 173-176v-2124c0-97-78-176-173-176h-2084c-95 0-173 79-173 176v2124c0 97 78 176 173 176z">
          <text:p text:style-name="P2"><text:span text:style-name="T1">Bee</text:span></text:p>
          <text:p text:style-name="P2"><text:span text:style-name="T1"/></text:p>
          <text:p text:style-name="P2"><text:span text:style-name="T2">Fast</text:span></text:p>
        </draw:path>
        <draw:path draw:style-name="gr1" draw:text-style-name="P1" draw:layer="layout" svg:width="2.429cm" svg:height="2.475cm" svg:x="25.069cm" svg:y="0.019cm" svg:viewBox="0 0 2430 2476" svg:d="M1215 2476h1042c95 0 173-79 173-176v-2124c0-97-78-176-173-176h-2084c-95 0-173 79-173 176v2124c0 97 78 176 173 176z">
          <text:p/>
        </draw:path>
        <draw:path draw:style-name="gr2" draw:text-style-name="P3" draw:layer="layout" svg:width="2.429cm" svg:height="2.475cm" svg:x="3.839cm" svg:y="2.593cm" svg:viewBox="0 0 2430 2476" svg:d="M1215 2476h1042c95 0 173-79 173-176v-2124c0-97-78-176-173-176h-2084c-95 0-173 79-173 176v2124c0 97 78 176 173 176z">
          <text:p text:style-name="P2"><text:span text:style-name="T1">Boots</text:span></text:p>
        </draw:path>
        <draw:path draw:style-name="gr2" draw:text-style-name="P3" draw:layer="layout" svg:width="2.429cm" svg:height="2.475cm" svg:x="8.839cm" svg:y="2.593cm" svg:viewBox="0 0 2430 2476" svg:d="M1215 2476h1042c95 0 173-79 173-176v-2124c0-97-78-176-173-176h-2084c-95 0-173 79-173 176v2124c0 97 78 176 173 176z">
          <text:p text:style-name="P2"><text:span text:style-name="T1">Cats</text:span></text:p>
        </draw:path>
        <draw:path draw:style-name="gr1" draw:text-style-name="P1" draw:layer="layout" svg:width="2.429cm" svg:height="2.475cm" svg:x="11.334cm" svg:y="2.593cm" svg:viewBox="0 0 2430 2476" svg:d="M1215 2476h1042c95 0 173-79 173-176v-2124c0-97-78-176-173-176h-2084c-95 0-173 79-173 176v2124c0 97 78 176 173 176z">
          <text:p/>
        </draw:path>
        <draw:path draw:style-name="gr1" draw:text-style-name="P1" draw:layer="layout" svg:width="2.429cm" svg:height="2.475cm" svg:x="13.85cm" svg:y="2.593cm" svg:viewBox="0 0 2430 2476" svg:d="M1215 2476h1042c95 0 173-79 173-176v-2124c0-97-78-176-173-176h-2084c-95 0-173 79-173 176v2124c0 97 78 176 173 176z">
          <text:p/>
        </draw:path>
        <draw:path draw:style-name="gr1" draw:text-style-name="P1" draw:layer="layout" svg:width="2.429cm" svg:height="2.475cm" svg:x="16.345cm" svg:y="2.593cm" svg:viewBox="0 0 2430 2476" svg:d="M1215 2476h1042c95 0 173-79 173-176v-2124c0-97-78-176-173-176h-2084c-95 0-173 79-173 176v2124c0 97 78 176 173 176z">
          <text:p/>
        </draw:path>
        <draw:path draw:style-name="gr1" draw:text-style-name="P3" draw:layer="layout" svg:width="2.429cm" svg:height="2.475cm" svg:x="31.311cm" svg:y="2.593cm" svg:viewBox="0 0 2430 2476" svg:d="M1215 2476h1042c95 0 173-79 173-176v-2124c0-97-78-176-173-176h-2084c-95 0-173 79-173 176v2124c0 97 78 176 173 176z">
          <text:p/>
        </draw:path>
        <draw:path draw:style-name="gr1" draw:text-style-name="P1" draw:layer="layout" svg:width="2.429cm" svg:height="2.475cm" svg:x="6.338cm" svg:y="2.593cm" svg:viewBox="0 0 2430 2476" svg:d="M1215 2476h1042c95 0 173-79 173-176v-2124c0-97-78-176-173-176h-2084c-95 0-173 79-173 176v2124c0 97 78 176 173 176z">
          <text:p/>
        </draw:path>
        <draw:path draw:style-name="gr1" draw:text-style-name="P1" draw:layer="layout" svg:width="2.429cm" svg:height="2.475cm" svg:x="18.838cm" svg:y="2.593cm" svg:viewBox="0 0 2430 2476" svg:d="M1215 2476h1042c95 0 173-79 173-176v-2124c0-97-78-176-173-176h-2084c-95 0-173 79-173 176v2124c0 97 78 176 173 176z">
          <text:p/>
        </draw:path>
        <draw:path draw:style-name="gr2" draw:text-style-name="P3" draw:layer="layout" svg:width="2.429cm" svg:height="2.475cm" svg:x="21.332cm" svg:y="2.593cm" svg:viewBox="0 0 2430 2476" svg:d="M1215 2476h1042c95 0 173-79 173-176v-2124c0-97-78-176-173-176h-2084c-95 0-173 79-173 176v2124c0 97 78 176 173 176z">
          <text:p text:style-name="P2"><text:span text:style-name="T1">Bee</text:span></text:p>
          <text:p text:style-name="P2"><text:span text:style-name="T1"/></text:p>
          <text:p text:style-name="P2"><text:span text:style-name="T2">Beat</text:span></text:p>
        </draw:path>
        <draw:path draw:style-name="gr1" draw:text-style-name="P1" draw:layer="layout" svg:width="2.429cm" svg:height="2.475cm" svg:x="23.848cm" svg:y="2.593cm" svg:viewBox="0 0 2430 2476" svg:d="M1215 2476h1042c95 0 173-79 173-176v-2124c0-97-78-176-173-176h-2084c-95 0-173 79-173 176v2124c0 97 78 176 173 176z">
          <text:p/>
        </draw:path>
        <draw:path draw:style-name="gr2" draw:text-style-name="P3" draw:layer="layout" svg:width="2.429cm" svg:height="2.475cm" svg:x="26.353cm" svg:y="2.593cm" svg:viewBox="0 0 2430 2476" svg:d="M1215 2476h1042c95 0 173-79 173-176v-2124c0-97-78-176-173-176h-2084c-95 0-173 79-173 176v2124c0 97 78 176 173 176z">
          <text:p text:style-name="P2"><text:span text:style-name="T1">Beef</text:span></text:p>
        </draw:path>
        <draw:path draw:style-name="gr1" draw:text-style-name="P1" draw:layer="layout" svg:width="2.429cm" svg:height="2.475cm" svg:x="28.833cm" svg:y="2.593cm" svg:viewBox="0 0 2430 2476" svg:d="M1215 2476h1042c95 0 173-79 173-176v-2124c0-97-78-176-173-176h-2084c-95 0-173 79-173 176v2124c0 97 78 176 173 176z">
          <text:p/>
        </draw:path>
        <draw:path draw:style-name="gr2" draw:text-style-name="P4" draw:layer="layout" svg:width="2.429cm" svg:height="2.475cm" svg:x="4.557cm" svg:y="5.15cm" svg:viewBox="0 0 2430 2476" svg:d="M1215 2476h1042c95 0 173-79 173-176v-2124c0-97-78-176-173-176h-2084c-95 0-173 79-173 176v2124c0 97 78 176 173 176z">
          <text:p text:style-name="P2"><text:span text:style-name="T3">Boots</text:span></text:p>
          <text:p text:style-name="P2"><text:span text:style-name="T3"/></text:p>
          <text:p text:style-name="P2"><text:span text:style-name="T4">Beat</text:span></text:p>
        </draw:path>
        <draw:path draw:style-name="gr2" draw:text-style-name="P3" draw:layer="layout" svg:width="2.429cm" svg:height="2.475cm" svg:x="9.568cm" svg:y="5.15cm" svg:viewBox="0 0 2430 2476" svg:d="M1215 2476h1042c95 0 173-79 173-176v-2124c0-97-78-176-173-176h-2084c-95 0-173 79-173 176v2124c0 97 78 176 173 176z">
          <text:p text:style-name="P2"><text:span text:style-name="T1">Cats</text:span></text:p>
          <text:p text:style-name="P2"><text:span text:style-name="T1"/></text:p>
          <text:p text:style-name="P2"><text:span text:style-name="T2">Beat</text:span></text:p>
        </draw:path>
        <draw:path draw:style-name="gr1" draw:text-style-name="P1" draw:layer="layout" svg:width="2.429cm" svg:height="2.475cm" svg:x="12.062cm" svg:y="5.15cm" svg:viewBox="0 0 2430 2476" svg:d="M1215 2476h1042c95 0 173-79 173-176v-2124c0-97-78-176-173-176h-2084c-95 0-173 79-173 176v2124c0 97 78 176 173 176z">
          <text:p/>
        </draw:path>
        <draw:path draw:style-name="gr1" draw:text-style-name="P1" draw:layer="layout" svg:width="2.429cm" svg:height="2.475cm" svg:x="14.579cm" svg:y="5.15cm" svg:viewBox="0 0 2430 2476" svg:d="M1215 2476h1042c95 0 173-79 173-176v-2124c0-97-78-176-173-176h-2084c-95 0-173 79-173 176v2124c0 97 78 176 173 176z">
          <text:p/>
        </draw:path>
        <draw:path draw:style-name="gr1" draw:text-style-name="P1" draw:layer="layout" svg:width="2.429cm" svg:height="2.475cm" svg:x="17.073cm" svg:y="5.15cm" svg:viewBox="0 0 2430 2476" svg:d="M1215 2476h1042c95 0 173-79 173-176v-2124c0-97-78-176-173-176h-2084c-95 0-173 79-173 176v2124c0 97 78 176 173 176z">
          <text:p/>
        </draw:path>
        <draw:path draw:style-name="gr1" draw:text-style-name="P1" draw:layer="layout" svg:width="2.429cm" svg:height="2.475cm" svg:x="32.019cm" svg:y="5.15cm" svg:viewBox="0 0 2430 2476" svg:d="M1215 2476h1042c95 0 173-79 173-176v-2124c0-97-78-176-173-176h-2084c-95 0-173 79-173 176v2124c0 97 78 176 173 176z">
          <text:p/>
        </draw:path>
        <draw:path draw:style-name="gr1" draw:text-style-name="P1" draw:layer="layout" svg:width="2.429cm" svg:height="2.475cm" svg:x="7.066cm" svg:y="5.15cm" svg:viewBox="0 0 2430 2476" svg:d="M1215 2476h1042c95 0 173-79 173-176v-2124c0-97-78-176-173-176h-2084c-95 0-173 79-173 176v2124c0 97 78 176 173 176z">
          <text:p/>
        </draw:path>
        <draw:path draw:style-name="gr2" draw:text-style-name="P3" draw:layer="layout" svg:width="2.429cm" svg:height="2.475cm" svg:x="19.566cm" svg:y="5.15cm" svg:viewBox="0 0 2430 2476" svg:d="M1215 2476h1042c95 0 173-79 173-176v-2124c0-97-78-176-173-176h-2084c-95 0-173 79-173 176v2124c0 97 78 176 173 176z">
          <text:p text:style-name="P2"><text:span text:style-name="T1">Bees</text:span></text:p>
          <text:p><text:span text:style-name="T1"/></text:p>
          <text:p text:style-name="P2"><text:span text:style-name="T2">Beat</text:span></text:p>
        </draw:path>
        <draw:path draw:style-name="gr2" draw:text-style-name="P3" draw:layer="layout" svg:width="2.429cm" svg:height="2.475cm" svg:x="22.05cm" svg:y="5.15cm" svg:viewBox="0 0 2430 2476" svg:d="M1215 2476h1042c95 0 173-79 173-176v-2124c0-97-78-176-173-176h-2084c-95 0-173 79-173 176v2124c0 97 78 176 173 176z">
          <text:p text:style-name="P2"><text:span text:style-name="T1">Bee</text:span></text:p>
          <text:p text:style-name="P2"><text:span text:style-name="T1"/></text:p>
          <text:p text:style-name="P2"><text:span text:style-name="T2">Beeezz</text:span></text:p>
        </draw:path>
        <draw:path draw:style-name="gr2" draw:text-style-name="P5" draw:layer="layout" svg:width="2.429cm" svg:height="2.475cm" svg:x="24.544cm" svg:y="5.15cm" svg:viewBox="0 0 2430 2476" svg:d="M1215 2476h1042c95 0 173-79 173-176v-2124c0-97-78-176-173-176h-2084c-95 0-173 79-173 176v2124c0 97 78 176 173 176z">
          <text:p text:style-name="P2"><text:span text:style-name="T1">Beef</text:span></text:p>
          <text:p text:style-name="P2"><text:span text:style-name="T1"/></text:p>
          <text:p text:style-name="P2"><text:span text:style-name="T2">Beat</text:span></text:p>
        </draw:path>
        <draw:path draw:style-name="gr1" draw:text-style-name="P1" draw:layer="layout" svg:width="2.429cm" svg:height="2.475cm" svg:x="27.039cm" svg:y="5.15cm" svg:viewBox="0 0 2430 2476" svg:d="M1215 2476h1042c95 0 173-79 173-176v-2124c0-97-78-176-173-176h-2084c-95 0-173 79-173 176v2124c0 97 78 176 173 176z">
          <text:p/>
        </draw:path>
        <draw:path draw:style-name="gr1" draw:text-style-name="P1" draw:layer="layout" svg:width="2.429cm" svg:height="2.475cm" svg:x="29.53cm" svg:y="5.15cm" svg:viewBox="0 0 2430 2476" svg:d="M1215 2476h1042c95 0 173-79 173-176v-2124c0-97-78-176-173-176h-2084c-95 0-173 79-173 176v2124c0 97 78 176 173 176z">
          <text:p/>
        </draw:path>
        <draw:path draw:style-name="gr2" draw:text-style-name="P3" draw:layer="layout" svg:width="2.429cm" svg:height="2.475cm" svg:x="8.331cm" svg:y="7.707cm" svg:viewBox="0 0 2430 2476" svg:d="M1215 2476h1042c95 0 173-79 173-176v-2124c0-97-78-176-173-176h-2084c-95 0-173 79-173 176v2124c0 97 78 176 173 176z">
          <text:p text:style-name="P2"><text:span text:style-name="T1">Leather</text:span></text:p>
        </draw:path>
        <draw:path draw:style-name="gr2" draw:text-style-name="P3" draw:layer="layout" svg:width="2.429cm" svg:height="2.475cm" svg:x="10.848cm" svg:y="7.707cm" svg:viewBox="0 0 2430 2476" svg:d="M1215 2476h1042c95 0 173-79 173-176v-2124c0-97-78-176-173-176h-2084c-95 0-173 79-173 176v2124c0 97 78 176 173 176z">
          <text:p text:style-name="P2"><text:span text:style-name="T1">Boots</text:span></text:p>
          <text:p text:style-name="P2"><text:span text:style-name="T1"/></text:p>
          <text:p text:style-name="P2"><text:span text:style-name="T2">Fast</text:span></text:p>
        </draw:path>
        <draw:path draw:style-name="gr2" draw:text-style-name="P6" draw:layer="layout" svg:width="2.429cm" svg:height="2.475cm" svg:x="13.364cm" svg:y="7.707cm" svg:viewBox="0 0 2430 2476" svg:d="M1215 2476h1042c95 0 173-79 173-176v-2124c0-97-78-176-173-176h-2084c-95 0-173 79-173 176v2124c0 97 78 176 173 176z">
          <text:p text:style-name="P2"><text:span text:style-name="T1">Knee</text:span></text:p>
          <text:p text:style-name="P2"><text:span text:style-name="T1">High</text:span></text:p>
        </draw:path>
        <draw:path draw:style-name="gr1" draw:text-style-name="P1" draw:layer="layout" svg:width="2.429cm" svg:height="2.475cm" svg:x="15.859cm" svg:y="7.707cm" svg:viewBox="0 0 2430 2476" svg:d="M1215 2476h1042c95 0 173-79 173-176v-2124c0-97-78-176-173-176h-2084c-95 0-173 79-173 176v2124c0 97 78 176 173 176z">
          <text:p/>
        </draw:path>
        <draw:path draw:style-name="gr2" draw:text-style-name="P3" draw:layer="layout" svg:width="2.429cm" svg:height="2.475cm" svg:x="5.852cm" svg:y="7.707cm" svg:viewBox="0 0 2430 2476" svg:d="M1215 2476h1042c95 0 173-79 173-176v-2124c0-97-78-176-173-176h-2084c-95 0-173 79-173 176v2124c0 97 78 176 173 176z">
          <text:p text:style-name="P2"><text:span text:style-name="T1">Cats</text:span></text:p>
          <text:p text:style-name="P2"><text:span text:style-name="T1"/></text:p>
          <text:p text:style-name="P2"><text:span text:style-name="T2">Mad</text:span></text:p>
        </draw:path>
        <draw:path draw:style-name="gr2" draw:text-style-name="P3" draw:layer="layout" svg:width="2.429cm" svg:height="2.475cm" svg:x="18.352cm" svg:y="7.707cm" svg:viewBox="0 0 2430 2476" svg:d="M1215 2476h1042c95 0 173-79 173-176v-2124c0-97-78-176-173-176h-2084c-95 0-173 79-173 176v2124c0 97 78 176 173 176z">
          <text:p text:style-name="P2"><text:span text:style-name="T1">Bee</text:span></text:p>
          <text:p text:style-name="P2"><text:span text:style-name="T1"/></text:p>
          <text:p text:style-name="P2"><text:span text:style-name="T2">Beat 2</text:span></text:p>
        </draw:path>
        <draw:path draw:style-name="gr1" draw:text-style-name="P1" draw:layer="layout" svg:width="2.429cm" svg:height="2.475cm" svg:x="20.846cm" svg:y="7.707cm" svg:viewBox="0 0 2430 2476" svg:d="M1215 2476h1042c95 0 173-79 173-176v-2124c0-97-78-176-173-176h-2084c-95 0-173 79-173 176v2124c0 97 78 176 173 176z">
          <text:p/>
        </draw:path>
        <draw:path draw:style-name="gr1" draw:text-style-name="P1" draw:layer="layout" svg:width="2.43cm" svg:height="2.475cm" svg:x="23.34cm" svg:y="7.707cm" svg:viewBox="0 0 2431 2476" svg:d="M1216 2476h1042c95 0 173-79 173-176v-2124c0-97-78-176-173-176h-2085c-95 0-173 79-173 176v2124c0 97 78 176 173 176z">
          <text:p/>
        </draw:path>
        <draw:path draw:style-name="gr1" draw:text-style-name="P1" draw:layer="layout" svg:width="2.429cm" svg:height="2.475cm" svg:x="25.846cm" svg:y="7.707cm" svg:viewBox="0 0 2430 2476" svg:d="M1215 2476h1042c95 0 173-79 173-176v-2124c0-97-78-176-173-176h-2084c-95 0-173 79-173 176v2124c0 97 78 176 173 176z">
          <text:p/>
        </draw:path>
        <draw:path draw:style-name="gr1" draw:text-style-name="P1" draw:layer="layout" svg:width="2.429cm" svg:height="2.475cm" svg:x="28.336cm" svg:y="7.707cm" svg:viewBox="0 0 2430 2476" svg:d="M1215 2476h1042c95 0 173-79 173-176v-2124c0-97-78-176-173-176h-2084c-95 0-173 79-173 176v2124c0 97 78 176 173 176z">
          <text:p/>
        </draw:path>
        <draw:path draw:style-name="gr1" draw:text-style-name="P1" draw:layer="layout" svg:width="6.681cm" svg:height="2.475cm" svg:x="30.821cm" svg:y="7.707cm" svg:viewBox="0 0 6682 2476" svg:d="M3341 2476h3167c96 0 174-79 174-176v-2124c0-97-78-176-174-176h-6335c-95 0-173 79-173 176v2124c0 97 78 176 173 176z">
          <text:p/>
        </draw:path>
        <draw:path draw:style-name="gr1" draw:text-style-name="P1" draw:layer="layout" svg:width="3.725cm" svg:height="2.476cm" svg:x="33.777cm" svg:y="10.267cm" svg:viewBox="0 0 3726 2477" svg:d="M1863 2477h1690c95 0 173-79 173-176v-2125c0-97-78-176-173-176h-3380c-95 0-173 79-173 176v2125c0 97 78 176 173 176z">
          <text:p/>
        </draw:path>
        <draw:path draw:style-name="gr1" draw:text-style-name="P1" draw:layer="layout" svg:width="3.724cm" svg:height="2.476cm" svg:x="27.584cm" svg:y="10.267cm" svg:viewBox="0 0 3725 2477" svg:d="M1863 2477h1689c95 0 173-79 173-176v-2125c0-97-78-176-173-176h-3379c-95 0-173 79-173 176v2125c0 97 78 176 173 176z">
          <text:p/>
        </draw:path>
        <draw:path draw:style-name="gr1" draw:text-style-name="P1" draw:layer="layout" svg:width="3.725cm" svg:height="2.476cm" svg:x="6.293cm" svg:y="10.267cm" svg:viewBox="0 0 3726 2477" svg:d="M1863 2477h1690c95 0 173-79 173-176v-2125c0-97-78-176-173-176h-3380c-95 0-173 79-173 176v2125c0 97 78 176 173 176z">
          <text:p/>
        </draw:path>
        <draw:path draw:style-name="gr1" draw:text-style-name="P1" draw:layer="layout" svg:width="17.447cm" svg:height="2.476cm" svg:x="10.079cm" svg:y="10.267cm" svg:viewBox="0 0 17448 2477" svg:d="M8724 2477h8551c95 0 173-79 173-176v-2125c0-97-78-176-173-176h-17102c-95 0-173 79-173 176v2125c0 97 78 176 173 176z">
          <text:p/>
        </draw:path>
        <draw:path draw:style-name="gr1" draw:text-style-name="P1" draw:layer="layout" svg:width="3.724cm" svg:height="2.476cm" svg:x="0.059cm" svg:y="10.267cm" svg:viewBox="0 0 3725 2477" svg:d="M1863 2477h1689c95 0 173-79 173-176v-2125c0-97-78-176-173-176h-3379c-95 0-173 79-173 176v2125c0 97 78 176 173 176z">
          <text:p/>
        </draw:path>
        <draw:path draw:style-name="gr1" draw:text-style-name="P1" draw:layer="layout" svg:width="3.724cm" svg:height="2.475cm" svg:x="0.059cm" svg:y="2.593cm" svg:viewBox="0 0 3725 2476" svg:d="M1863 2476h1689c95 0 173-79 173-176v-2124c0-97-78-176-173-176h-3379c-95 0-173 79-173 176v2124c0 97 78 176 173 176z">
          <text:p/>
        </draw:path>
        <draw:path draw:style-name="gr1" draw:text-style-name="P1" draw:layer="layout" svg:width="4.413cm" svg:height="2.475cm" svg:x="0.059cm" svg:y="5.15cm" svg:viewBox="0 0 4414 2476" svg:d="M2207 2476h2033c96 0 174-79 174-176v-2124c0-97-78-176-174-176h-4067c-95 0-173 79-173 176v2124c0 97 78 176 173 176z">
          <text:p/>
        </draw:path>
        <draw:polyline draw:style-name="gr3" draw:text-style-name="P7" draw:layer="layout" svg:width="0cm" svg:height="0cm" svg:x="64.67cm" svg:y="7.105cm" svg:viewBox="0 0 0 0" draw:points="0,0">
          <text:p/>
        </draw:polyline>
        <draw:line draw:style-name="gr4" draw:text-style-name="P8" draw:layer="layout" svg:x1="34.164cm" svg:y1="0.888cm" svg:x2="33.55cm" svg:y2="0.888cm">
          <text:p/>
        </draw:line>
        <draw:polygon draw:style-name="gr5" draw:text-style-name="P9" draw:layer="layout" svg:width="0.342cm" svg:height="0.471cm" svg:x="33.209cm" svg:y="0.653cm" svg:viewBox="0 0 343 472" draw:points="343,0 0,237 343,472">
          <text:p/>
        </draw:polygon>
        <draw:line draw:style-name="gr4" draw:text-style-name="P8" draw:layer="layout" svg:x1="36.334cm" svg:y1="4.424cm" svg:x2="35.719cm" svg:y2="4.424cm">
          <text:p/>
        </draw:line>
        <draw:polygon draw:style-name="gr5" draw:text-style-name="P9" draw:layer="layout" svg:width="0.342cm" svg:height="0.471cm" svg:x="35.377cm" svg:y="4.189cm" svg:viewBox="0 0 343 472" draw:points="343,0 0,237 343,472">
          <text:p/>
        </draw:polygon>
        <draw:line draw:style-name="gr4" draw:text-style-name="P8" draw:layer="layout" svg:x1="36.333cm" svg:y1="4.424cm" svg:x2="36.333cm" svg:y2="3.799cm">
          <text:p/>
        </draw:line>
        <draw:line draw:style-name="gr4" draw:text-style-name="P8" draw:layer="layout" svg:x1="0.499cm" svg:y1="3.875cm" svg:x2="1.114cm" svg:y2="3.875cm">
          <text:p/>
        </draw:line>
        <draw:polygon draw:style-name="gr5" draw:text-style-name="P9" draw:layer="layout" svg:width="0.342cm" svg:height="0.472cm" svg:x="1.112cm" svg:y="3.639cm" svg:viewBox="0 0 343 473" draw:points="0,473 343,235 0,0">
          <text:p/>
        </draw:polygon>
        <draw:line draw:style-name="gr4" draw:text-style-name="P8" draw:layer="layout" svg:x1="1.455cm" svg:y1="3.249cm" svg:x2="0.84cm" svg:y2="3.249cm">
          <text:p/>
        </draw:line>
        <draw:polygon draw:style-name="gr5" draw:text-style-name="P9" draw:layer="layout" svg:width="0.342cm" svg:height="0.471cm" svg:x="0.499cm" svg:y="3.014cm" svg:viewBox="0 0 343 472" draw:points="343,0 0,237 343,472">
          <text:p/>
        </draw:polygon>
        <draw:line draw:style-name="gr4" draw:text-style-name="P8" draw:layer="layout" svg:x1="1.471cm" svg:y1="4.189cm" svg:x2="1.471cm" svg:y2="3.562cm">
          <text:p/>
        </draw:line>
        <draw:line draw:style-name="gr4" draw:text-style-name="P8" draw:layer="layout" svg:x1="0.485cm" svg:y1="3.555cm" svg:x2="0.485cm" svg:y2="2.929cm">
          <text:p/>
        </draw:line>
        <draw:polygon draw:style-name="gr6" draw:text-style-name="P7" draw:layer="layout" svg:width="0.53cm" svg:height="0.4cm" svg:x="0.402cm" svg:y="6.397cm" svg:viewBox="0 0 531 401" draw:points="0,0 266,401 531,0">
          <text:p/>
        </draw:polygon>
        <draw:polygon draw:style-name="gr6" draw:text-style-name="P7" draw:layer="layout" svg:width="0.25cm" svg:height="0.417cm" svg:x="0.543cm" svg:y="5.98cm" svg:viewBox="0 0 251 418" draw:points="126,418 0,418 0,0 251,0 251,418">
          <text:p/>
        </draw:polygon>
        <draw:polygon draw:style-name="gr6" draw:text-style-name="P7" draw:layer="layout" svg:width="0.53cm" svg:height="0.4cm" svg:x="31.183cm" svg:y="8.126cm" svg:viewBox="0 0 531 401" draw:points="531,401 265,0 0,401">
          <text:p/>
        </draw:polygon>
        <draw:polygon draw:style-name="gr6" draw:text-style-name="P7" draw:layer="layout" svg:width="0.251cm" svg:height="0.41cm" svg:x="31.323cm" svg:y="8.532cm" svg:viewBox="0 0 252 411" draw:points="252,0 252,411 0,411 0,0">
          <text:p/>
        </draw:polygon>
        <draw:path draw:style-name="gr7" draw:text-style-name="P1" draw:layer="layout" svg:width="4.952cm" svg:height="2.475cm" svg:x="32.528cm" svg:y="0.02cm" svg:viewBox="0 0 4953 2476" svg:d="M2477 2476h2303c95 0 173-79 173-176v-2124c0-97-78-176-173-176h-4607c-95 0-173 79-173 176v2124c0 97 78 176 173 176z">
          <text:p/>
        </draw:path>
        <draw:path draw:style-name="gr1" draw:text-style-name="P1" draw:layer="layout" svg:width="3.692cm" svg:height="5.046cm" svg:x="33.793cm" svg:y="2.587cm" svg:viewBox="0 0 3693 5047" svg:d="M173 0c-95 0-173 79-173 176v2123c0 98 78 177 173 177h545v2394c0 97 78 177 173 177h2628c95 0 174-80 174-177v-4694c0-97-79-176-174-176h-1262-1366z">
          <text:p/>
        </draw:path>
        <draw:frame draw:style-name="gr8" draw:text-style-name="P7" draw:layer="layout" svg:width="0.002cm" svg:height="0.94cm" svg:x="0.377cm" svg:y="10.6cm">
          <draw:text-box>
            <text:p/>
          </draw:text-box>
        </draw:frame>
        <draw:frame draw:style-name="gr8" draw:text-style-name="P7" draw:layer="layout" svg:width="0.002cm" svg:height="0.94cm" svg:x="6.611cm" svg:y="10.6cm">
          <draw:text-box>
            <text:p/>
          </draw:text-box>
        </draw:frame>
        <draw:frame draw:style-name="gr9" draw:text-style-name="P7" draw:layer="layout" svg:width="0.002cm" svg:height="0.939cm" svg:x="27.893cm" svg:y="10.691cm">
          <draw:text-box>
            <text:p/>
          </draw:text-box>
        </draw:frame>
        <draw:frame draw:style-name="gr8" draw:text-style-name="P7" draw:layer="layout" svg:width="0.002cm" svg:height="0.94cm" svg:x="34.096cm" svg:y="10.6cm">
          <draw:text-box>
            <text:p/>
          </draw:text-box>
        </draw:frame>
        <draw:frame draw:style-name="gr9" draw:text-style-name="P7" draw:layer="layout" svg:width="0.002cm" svg:height="0.939cm" svg:x="2.905cm" svg:y="1.75cm">
          <draw:text-box>
            <text:p/>
          </draw:text-box>
        </draw:frame>
        <draw:frame draw:style-name="gr8" draw:text-style-name="P7" draw:layer="layout" svg:width="0.002cm" svg:height="0.94cm" svg:x="2.905cm" svg:y="0.328cm">
          <draw:text-box>
            <text:p/>
          </draw:text-box>
        </draw:frame>
        <draw:frame draw:style-name="gr9" draw:text-style-name="P7" draw:layer="layout" svg:width="0.002cm" svg:height="0.939cm" svg:x="5.384cm" svg:y="1.75cm">
          <draw:text-box>
            <text:p/>
          </draw:text-box>
        </draw:frame>
        <draw:frame draw:style-name="gr8" draw:text-style-name="P7" draw:layer="layout" svg:width="0.002cm" svg:height="0.94cm" svg:x="5.384cm" svg:y="0.328cm">
          <draw:text-box>
            <text:p/>
          </draw:text-box>
        </draw:frame>
        <draw:frame draw:style-name="gr9" draw:text-style-name="P7" draw:layer="layout" svg:width="0.002cm" svg:height="0.939cm" svg:x="6.668cm" svg:y="1.665cm">
          <draw:text-box>
            <text:p/>
          </draw:text-box>
        </draw:frame>
        <draw:frame draw:style-name="gr9" draw:text-style-name="P7" draw:layer="layout" svg:width="0.002cm" svg:height="0.939cm" svg:x="7.848cm" svg:y="1.75cm">
          <draw:text-box>
            <text:p/>
          </draw:text-box>
        </draw:frame>
        <draw:frame draw:style-name="gr8" draw:text-style-name="P7" draw:layer="layout" svg:width="0.002cm" svg:height="0.94cm" svg:x="7.848cm" svg:y="0.328cm">
          <draw:text-box>
            <text:p/>
          </draw:text-box>
        </draw:frame>
        <draw:frame draw:style-name="gr9" draw:text-style-name="P7" draw:layer="layout" svg:width="0.002cm" svg:height="0.939cm" svg:x="9.132cm" svg:y="1.665cm">
          <draw:text-box>
            <text:p/>
          </draw:text-box>
        </draw:frame>
        <draw:frame draw:style-name="gr9" draw:text-style-name="P7" draw:layer="layout" svg:width="0.002cm" svg:height="0.939cm" svg:x="10.406cm" svg:y="1.75cm">
          <draw:text-box>
            <text:p/>
          </draw:text-box>
        </draw:frame>
        <draw:frame draw:style-name="gr8" draw:text-style-name="P7" draw:layer="layout" svg:width="0.002cm" svg:height="0.94cm" svg:x="10.406cm" svg:y="0.328cm">
          <draw:text-box>
            <text:p/>
          </draw:text-box>
        </draw:frame>
        <draw:frame draw:style-name="gr9" draw:text-style-name="P7" draw:layer="layout" svg:width="0.002cm" svg:height="0.939cm" svg:x="12.848cm" svg:y="1.75cm">
          <draw:text-box>
            <text:p/>
          </draw:text-box>
        </draw:frame>
        <draw:frame draw:style-name="gr8" draw:text-style-name="P7" draw:layer="layout" svg:width="0.002cm" svg:height="0.94cm" svg:x="12.848cm" svg:y="0.328cm">
          <draw:text-box>
            <text:p/>
          </draw:text-box>
        </draw:frame>
        <draw:frame draw:style-name="gr9" draw:text-style-name="P7" draw:layer="layout" svg:width="0.002cm" svg:height="0.939cm" svg:x="15.31cm" svg:y="1.75cm">
          <draw:text-box>
            <text:p/>
          </draw:text-box>
        </draw:frame>
        <draw:frame draw:style-name="gr8" draw:text-style-name="P7" draw:layer="layout" svg:width="0.002cm" svg:height="0.94cm" svg:x="15.31cm" svg:y="0.328cm">
          <draw:text-box>
            <text:p/>
          </draw:text-box>
        </draw:frame>
        <draw:frame draw:style-name="gr9" draw:text-style-name="P7" draw:layer="layout" svg:width="0.002cm" svg:height="0.939cm" svg:x="17.846cm" svg:y="1.75cm">
          <draw:text-box>
            <text:p/>
          </draw:text-box>
        </draw:frame>
        <draw:frame draw:style-name="gr8" draw:text-style-name="P7" draw:layer="layout" svg:width="0.002cm" svg:height="0.94cm" svg:x="17.846cm" svg:y="0.328cm">
          <draw:text-box>
            <text:p/>
          </draw:text-box>
        </draw:frame>
        <draw:frame draw:style-name="gr9" draw:text-style-name="P7" draw:layer="layout" svg:width="0.002cm" svg:height="0.939cm" svg:x="19.129cm" svg:y="1.665cm">
          <draw:text-box>
            <text:p/>
          </draw:text-box>
        </draw:frame>
        <draw:frame draw:style-name="gr9" draw:text-style-name="P7" draw:layer="layout" svg:width="0.002cm" svg:height="0.939cm" svg:x="20.449cm" svg:y="1.75cm">
          <draw:text-box>
            <text:p/>
          </draw:text-box>
        </draw:frame>
        <draw:frame draw:style-name="gr8" draw:text-style-name="P7" draw:layer="layout" svg:width="0.002cm" svg:height="0.94cm" svg:x="20.449cm" svg:y="0.328cm">
          <draw:text-box>
            <text:p/>
          </draw:text-box>
        </draw:frame>
        <draw:frame draw:style-name="gr9" draw:text-style-name="P7" draw:layer="layout" svg:width="0.002cm" svg:height="0.939cm" svg:x="21.733cm" svg:y="1.665cm">
          <draw:text-box>
            <text:p/>
          </draw:text-box>
        </draw:frame>
        <draw:frame draw:style-name="gr9" draw:text-style-name="P7" draw:layer="layout" svg:width="0.002cm" svg:height="0.939cm" svg:x="22.914cm" svg:y="1.75cm">
          <draw:text-box>
            <text:p/>
          </draw:text-box>
        </draw:frame>
        <draw:frame draw:style-name="gr8" draw:text-style-name="P7" draw:layer="layout" svg:width="0.002cm" svg:height="0.94cm" svg:x="22.914cm" svg:y="0.328cm">
          <draw:text-box>
            <text:p/>
          </draw:text-box>
        </draw:frame>
        <draw:frame draw:style-name="gr9" draw:text-style-name="P7" draw:layer="layout" svg:width="0.002cm" svg:height="0.939cm" svg:x="24.197cm" svg:y="1.665cm">
          <draw:text-box>
            <text:p/>
          </draw:text-box>
        </draw:frame>
        <draw:frame draw:style-name="gr9" draw:text-style-name="P7" draw:layer="layout" svg:width="0.002cm" svg:height="0.939cm" svg:x="25.378cm" svg:y="1.75cm">
          <draw:text-box>
            <text:p/>
          </draw:text-box>
        </draw:frame>
        <draw:frame draw:style-name="gr8" draw:text-style-name="P7" draw:layer="layout" svg:width="0.002cm" svg:height="0.94cm" svg:x="25.378cm" svg:y="0.328cm">
          <draw:text-box>
            <text:p/>
          </draw:text-box>
        </draw:frame>
        <draw:frame draw:style-name="gr9" draw:text-style-name="P7" draw:layer="layout" svg:width="0.002cm" svg:height="0.939cm" svg:x="26.662cm" svg:y="1.665cm">
          <draw:text-box>
            <text:p/>
          </draw:text-box>
        </draw:frame>
        <draw:frame draw:style-name="gr9" draw:text-style-name="P7" draw:layer="layout" svg:width="0.002cm" svg:height="0.939cm" svg:x="27.818cm" svg:y="1.75cm">
          <draw:text-box>
            <text:p/>
          </draw:text-box>
        </draw:frame>
        <draw:frame draw:style-name="gr8" draw:text-style-name="P7" draw:layer="layout" svg:width="0.002cm" svg:height="0.94cm" svg:x="27.818cm" svg:y="0.328cm">
          <draw:text-box>
            <text:p/>
          </draw:text-box>
        </draw:frame>
        <draw:frame draw:style-name="gr9" draw:text-style-name="P7" draw:layer="layout" svg:width="0.002cm" svg:height="0.939cm" svg:x="29.102cm" svg:y="1.665cm">
          <draw:text-box>
            <text:p/>
          </draw:text-box>
        </draw:frame>
        <draw:frame draw:style-name="gr10" draw:text-style-name="P7" draw:layer="layout" svg:width="0.002cm" svg:height="0.937cm" svg:x="-18.531cm" svg:y="29.635cm">
          <draw:text-box>
            <text:p/>
          </draw:text-box>
        </draw:frame>
        <draw:frame draw:style-name="gr9" draw:text-style-name="P7" draw:layer="layout" svg:width="0.002cm" svg:height="0.939cm" svg:x="30.261cm" svg:y="0.506cm">
          <draw:text-box>
            <text:p/>
          </draw:text-box>
        </draw:frame>
        <draw:frame draw:style-name="gr9" draw:text-style-name="P7" draw:layer="layout" svg:width="0.002cm" svg:height="0.939cm" svg:x="0.44cm" svg:y="1.75cm">
          <draw:text-box>
            <text:p/>
          </draw:text-box>
        </draw:frame>
        <draw:frame draw:style-name="gr8" draw:text-style-name="P7" draw:layer="layout" svg:width="0.002cm" svg:height="0.94cm" svg:x="0.44cm" svg:y="0.328cm">
          <draw:text-box>
            <text:p/>
          </draw:text-box>
        </draw:frame>
        <draw:frame draw:style-name="gr9" draw:text-style-name="P7" draw:layer="layout" svg:width="0.002cm" svg:height="0.939cm" svg:x="4.125cm" svg:y="2.938cm">
          <draw:text-box>
            <text:p/>
          </draw:text-box>
        </draw:frame>
        <draw:frame draw:style-name="gr9" draw:text-style-name="P7" draw:layer="layout" svg:width="0.002cm" svg:height="0.939cm" svg:x="6.593cm" svg:y="2.938cm">
          <draw:text-box>
            <text:p/>
          </draw:text-box>
        </draw:frame>
        <draw:frame draw:style-name="gr9" draw:text-style-name="P7" draw:layer="layout" svg:width="0.002cm" svg:height="0.939cm" svg:x="9.079cm" svg:y="2.938cm">
          <draw:text-box>
            <text:p/>
          </draw:text-box>
        </draw:frame>
        <draw:frame draw:style-name="gr9" draw:text-style-name="P7" draw:layer="layout" svg:width="0.002cm" svg:height="0.939cm" svg:x="11.614cm" svg:y="2.938cm">
          <draw:text-box>
            <text:p/>
          </draw:text-box>
        </draw:frame>
        <draw:frame draw:style-name="gr9" draw:text-style-name="P7" draw:layer="layout" svg:width="0.002cm" svg:height="0.939cm" svg:x="14.079cm" svg:y="2.938cm">
          <draw:text-box>
            <text:p/>
          </draw:text-box>
        </draw:frame>
        <draw:frame draw:style-name="gr9" draw:text-style-name="P7" draw:layer="layout" svg:width="0.002cm" svg:height="0.939cm" svg:x="16.475cm" svg:y="2.938cm">
          <draw:text-box>
            <text:p/>
          </draw:text-box>
        </draw:frame>
        <draw:frame draw:style-name="gr9" draw:text-style-name="P7" draw:layer="layout" svg:width="0.002cm" svg:height="0.939cm" svg:x="19.076cm" svg:y="2.938cm">
          <draw:text-box>
            <text:p/>
          </draw:text-box>
        </draw:frame>
        <draw:frame draw:style-name="gr9" draw:text-style-name="P7" draw:layer="layout" svg:width="0.002cm" svg:height="0.939cm" svg:x="21.658cm" svg:y="2.938cm">
          <draw:text-box>
            <text:p/>
          </draw:text-box>
        </draw:frame>
        <draw:frame draw:style-name="gr9" draw:text-style-name="P7" draw:layer="layout" svg:width="0.002cm" svg:height="0.939cm" svg:x="24.123cm" svg:y="2.938cm">
          <draw:text-box>
            <text:p/>
          </draw:text-box>
        </draw:frame>
        <draw:frame draw:style-name="gr9" draw:text-style-name="P7" draw:layer="layout" svg:width="0.002cm" svg:height="0.939cm" svg:x="26.576cm" svg:y="2.938cm">
          <draw:text-box>
            <text:p/>
          </draw:text-box>
        </draw:frame>
        <draw:frame draw:style-name="gr9" draw:text-style-name="P7" draw:layer="layout" svg:width="0.002cm" svg:height="0.939cm" svg:x="29.005cm" svg:y="3.04cm">
          <draw:text-box>
            <text:p/>
          </draw:text-box>
        </draw:frame>
        <draw:frame draw:style-name="gr9" draw:text-style-name="P7" draw:layer="layout" svg:width="0.002cm" svg:height="0.939cm" svg:x="31.49cm" svg:y="4.359cm">
          <draw:text-box>
            <text:p/>
          </draw:text-box>
        </draw:frame>
        <draw:frame draw:style-name="gr9" draw:text-style-name="P7" draw:layer="layout" svg:width="0.002cm" svg:height="0.939cm" svg:x="31.49cm" svg:y="3.04cm">
          <draw:text-box>
            <text:p/>
          </draw:text-box>
        </draw:frame>
        <draw:frame draw:style-name="gr9" draw:text-style-name="P7" draw:layer="layout" svg:width="0.002cm" svg:height="0.939cm" svg:x="32.885cm" svg:y="4.308cm">
          <draw:text-box>
            <text:p/>
          </draw:text-box>
        </draw:frame>
        <draw:frame draw:style-name="gr9" draw:text-style-name="P7" draw:layer="layout" svg:width="0.002cm" svg:height="0.939cm" svg:x="4.961cm" svg:y="5.477cm">
          <draw:text-box>
            <text:p/>
          </draw:text-box>
        </draw:frame>
        <draw:frame draw:style-name="gr9" draw:text-style-name="P7" draw:layer="layout" svg:width="0.002cm" svg:height="0.939cm" svg:x="7.44cm" svg:y="5.477cm">
          <draw:text-box>
            <text:p/>
          </draw:text-box>
        </draw:frame>
        <draw:frame draw:style-name="gr9" draw:text-style-name="P7" draw:layer="layout" svg:width="0.002cm" svg:height="0.939cm" svg:x="9.926cm" svg:y="5.477cm">
          <draw:text-box>
            <text:p/>
          </draw:text-box>
        </draw:frame>
        <draw:frame draw:style-name="gr9" draw:text-style-name="P7" draw:layer="layout" svg:width="0.002cm" svg:height="0.939cm" svg:x="12.462cm" svg:y="5.477cm">
          <draw:text-box>
            <text:p/>
          </draw:text-box>
        </draw:frame>
        <draw:frame draw:style-name="gr9" draw:text-style-name="P7" draw:layer="layout" svg:width="0.002cm" svg:height="0.939cm" svg:x="14.926cm" svg:y="5.477cm">
          <draw:text-box>
            <text:p/>
          </draw:text-box>
        </draw:frame>
        <draw:frame draw:style-name="gr9" draw:text-style-name="P7" draw:layer="layout" svg:width="0.002cm" svg:height="0.939cm" svg:x="17.323cm" svg:y="5.477cm">
          <draw:text-box>
            <text:p/>
          </draw:text-box>
        </draw:frame>
        <draw:frame draw:style-name="gr9" draw:text-style-name="P7" draw:layer="layout" svg:width="0.002cm" svg:height="0.939cm" svg:x="19.924cm" svg:y="5.477cm">
          <draw:text-box>
            <text:p/>
          </draw:text-box>
        </draw:frame>
        <draw:frame draw:style-name="gr9" draw:text-style-name="P7" draw:layer="layout" svg:width="0.002cm" svg:height="0.939cm" svg:x="22.494cm" svg:y="5.477cm">
          <draw:text-box>
            <text:p/>
          </draw:text-box>
        </draw:frame>
        <draw:frame draw:style-name="gr9" draw:text-style-name="P7" draw:layer="layout" svg:width="0.002cm" svg:height="0.939cm" svg:x="24.937cm" svg:y="5.477cm">
          <draw:text-box>
            <text:p/>
          </draw:text-box>
        </draw:frame>
        <draw:frame draw:style-name="gr9" draw:text-style-name="P7" draw:layer="layout" svg:width="0.002cm" svg:height="0.939cm" svg:x="27.38cm" svg:y="5.477cm">
          <draw:text-box>
            <text:p/>
          </draw:text-box>
        </draw:frame>
        <draw:frame draw:style-name="gr9" draw:text-style-name="P7" draw:layer="layout" svg:width="0.002cm" svg:height="0.939cm" svg:x="29.82cm" svg:y="5.578cm">
          <draw:text-box>
            <text:p/>
          </draw:text-box>
        </draw:frame>
        <draw:frame draw:style-name="gr8" draw:text-style-name="P7" draw:layer="layout" svg:width="0.002cm" svg:height="0.94cm" svg:x="32.317cm" svg:y="6.898cm">
          <draw:text-box>
            <text:p/>
          </draw:text-box>
        </draw:frame>
        <draw:frame draw:style-name="gr9" draw:text-style-name="P7" draw:layer="layout" svg:width="0.002cm" svg:height="0.939cm" svg:x="32.317cm" svg:y="5.578cm">
          <draw:text-box>
            <text:p/>
          </draw:text-box>
        </draw:frame>
        <draw:frame draw:style-name="gr9" draw:text-style-name="P7" draw:layer="layout" svg:width="0.002cm" svg:height="0.939cm" svg:x="3.665cm" svg:y="8.016cm">
          <draw:text-box>
            <text:p/>
          </draw:text-box>
        </draw:frame>
        <draw:frame draw:style-name="gr9" draw:text-style-name="P7" draw:layer="layout" svg:width="0.002cm" svg:height="0.939cm" svg:x="8.609cm" svg:y="8.016cm">
          <draw:text-box>
            <text:p/>
          </draw:text-box>
        </draw:frame>
        <draw:frame draw:style-name="gr9" draw:text-style-name="P7" draw:layer="layout" svg:width="0.002cm" svg:height="0.939cm" svg:x="11.167cm" svg:y="8.016cm">
          <draw:text-box>
            <text:p/>
          </draw:text-box>
        </draw:frame>
        <draw:frame draw:style-name="gr9" draw:text-style-name="P7" draw:layer="layout" svg:width="0.002cm" svg:height="0.939cm" svg:x="13.63cm" svg:y="8.016cm">
          <draw:text-box>
            <text:p/>
          </draw:text-box>
        </draw:frame>
        <draw:frame draw:style-name="gr9" draw:text-style-name="P7" draw:layer="layout" svg:width="0.002cm" svg:height="0.939cm" svg:x="16.027cm" svg:y="8.016cm">
          <draw:text-box>
            <text:p/>
          </draw:text-box>
        </draw:frame>
        <draw:frame draw:style-name="gr9" draw:text-style-name="P7" draw:layer="layout" svg:width="0.002cm" svg:height="0.939cm" svg:x="18.628cm" svg:y="8.016cm">
          <draw:text-box>
            <text:p/>
          </draw:text-box>
        </draw:frame>
        <draw:frame draw:style-name="gr9" draw:text-style-name="P7" draw:layer="layout" svg:width="0.002cm" svg:height="0.939cm" svg:x="21.21cm" svg:y="8.016cm">
          <draw:text-box>
            <text:p/>
          </draw:text-box>
        </draw:frame>
        <draw:frame draw:style-name="gr9" draw:text-style-name="P7" draw:layer="layout" svg:width="0.002cm" svg:height="0.939cm" svg:x="23.652cm" svg:y="8.016cm">
          <draw:text-box>
            <text:p/>
          </draw:text-box>
        </draw:frame>
        <draw:frame draw:style-name="gr9" draw:text-style-name="P7" draw:layer="layout" svg:width="0.002cm" svg:height="0.939cm" svg:x="26.106cm" svg:y="8.016cm">
          <draw:text-box>
            <text:p/>
          </draw:text-box>
        </draw:frame>
        <draw:frame draw:style-name="gr9" draw:text-style-name="P7" draw:layer="layout" svg:width="0.002cm" svg:height="0.939cm" svg:x="28.546cm" svg:y="7.458cm">
          <draw:text-box>
            <text:p/>
          </draw:text-box>
        </draw:frame>
        <draw:frame draw:style-name="gr9" draw:text-style-name="P7" draw:layer="layout" svg:width="0.002cm" svg:height="0.939cm" svg:x="21.197cm" svg:y="9.316cm">
          <draw:text-box>
            <text:p/>
          </draw:text-box>
        </draw:frame>
        <draw:frame draw:style-name="gr9" draw:text-style-name="P7" draw:layer="layout" svg:width="0.002cm" svg:height="0.939cm" svg:x="23.64cm" svg:y="9.316cm">
          <draw:text-box>
            <text:p/>
          </draw:text-box>
        </draw:frame>
        <draw:frame draw:style-name="gr9" draw:text-style-name="P7" draw:layer="layout" svg:width="0.002cm" svg:height="0.939cm" svg:x="26.093cm" svg:y="9.316cm">
          <draw:text-box>
            <text:p/>
          </draw:text-box>
        </draw:frame>
        <draw:frame draw:style-name="gr9" draw:text-style-name="P7" draw:layer="layout" svg:width="0.002cm" svg:height="0.939cm" svg:x="28.532cm" svg:y="9.316cm">
          <draw:text-box>
            <text:p/>
          </draw:text-box>
        </draw:frame>
        <draw:frame draw:style-name="gr9" draw:text-style-name="P7" draw:layer="layout" svg:width="0.002cm" svg:height="0.939cm" svg:x="5.147cm" svg:y="9.164cm">
          <draw:text-box>
            <text:p/>
          </draw:text-box>
        </draw:frame>
        <draw:frame draw:style-name="gr9" draw:text-style-name="P7" draw:layer="layout" svg:width="0.002cm" svg:height="0.939cm" svg:x="0.448cm" svg:y="5.585cm">
          <draw:text-box>
            <text:p/>
          </draw:text-box>
        </draw:frame>
        <draw:frame draw:style-name="gr9" draw:text-style-name="P7" draw:layer="layout" svg:width="0.002cm" svg:height="0.939cm" svg:x="0.89cm" svg:y="3.795cm">
          <draw:text-box>
            <text:p/>
          </draw:text-box>
        </draw:frame>
        <draw:frame draw:style-name="gr9" draw:text-style-name="P7" draw:layer="layout" svg:width="0.002cm" svg:height="0.939cm" svg:x="0.528cm" svg:y="3.775cm">
          <draw:text-box>
            <text:p/>
          </draw:text-box>
        </draw:frame>
        <draw:frame draw:style-name="gr9" draw:text-style-name="P7" draw:layer="layout" svg:width="0.002cm" svg:height="0.939cm" svg:x="1.737cm" svg:y="6.333cm">
          <draw:text-box>
            <text:p/>
          </draw:text-box>
        </draw:frame>
        <draw:frame draw:style-name="gr8" draw:text-style-name="P7" draw:layer="layout" svg:width="0.002cm" svg:height="0.94cm" svg:x="0cm" svg:y="10.663cm">
          <draw:text-box>
            <text:p/>
          </draw:text-box>
        </draw:frame>
        <draw:frame draw:style-name="gr9" draw:text-style-name="P7" draw:layer="layout" svg:width="0.002cm" svg:height="0.939cm" svg:x="0.441cm" svg:y="8.872cm">
          <draw:text-box>
            <text:p/>
          </draw:text-box>
        </draw:frame>
        <draw:frame draw:style-name="gr9" draw:text-style-name="P7" draw:layer="layout" svg:width="0.002cm" svg:height="0.939cm" svg:x="1.944cm" svg:y="0cm">
          <draw:text-box>
            <text:p/>
          </draw:text-box>
        </draw:frame>
        <draw:frame draw:style-name="gr8" draw:text-style-name="P7" draw:layer="layout" svg:width="0.002cm" svg:height="0.94cm" svg:x="3.232cm" svg:y="0.747cm">
          <draw:text-box>
            <text:p/>
          </draw:text-box>
        </draw:frame>
        <draw:frame draw:style-name="gr8" draw:text-style-name="P7" draw:layer="layout" svg:width="0.002cm" svg:height="0.94cm" svg:x="0.728cm" svg:y="0.728cm">
          <draw:text-box>
            <text:p/>
          </draw:text-box>
        </draw:frame>
        <draw:frame draw:style-name="gr8" draw:text-style-name="P7" draw:layer="layout" svg:width="0.002cm" svg:height="0.94cm" svg:x="1.937cm" svg:y="3.286cm">
          <draw:text-box>
            <text:p/>
          </draw:text-box>
        </draw:frame>
        <draw:frame draw:style-name="gr9" draw:text-style-name="P7" draw:layer="layout" svg:width="0.002cm" svg:height="0.939cm" svg:x="11.003cm" svg:y="1.236cm">
          <draw:text-box>
            <text:p/>
          </draw:text-box>
        </draw:frame>
        <draw:frame draw:style-name="gr9" draw:text-style-name="P7" draw:layer="layout" svg:width="0.002cm" svg:height="0.939cm" svg:x="12.213cm" svg:y="3.795cm">
          <draw:text-box>
            <text:p/>
          </draw:text-box>
        </draw:frame>
        <draw:frame draw:style-name="gr9" draw:text-style-name="P7" draw:layer="layout" svg:width="0.002cm" svg:height="0.939cm" svg:x="11.852cm" svg:y="3.775cm">
          <draw:text-box>
            <text:p/>
          </draw:text-box>
        </draw:frame>
        <draw:frame draw:style-name="gr9" draw:text-style-name="P7" draw:layer="layout" svg:width="0.002cm" svg:height="0.939cm" svg:x="13.06cm" svg:y="6.333cm">
          <draw:text-box>
            <text:p/>
          </draw:text-box>
        </draw:frame>
        <draw:frame draw:style-name="gr9" draw:text-style-name="P7" draw:layer="layout" svg:width="0.002cm" svg:height="0.939cm" svg:x="10.556cm" svg:y="6.314cm">
          <draw:text-box>
            <text:p/>
          </draw:text-box>
        </draw:frame>
        <draw:frame draw:style-name="gr9" draw:text-style-name="P7" draw:layer="layout" svg:width="0.002cm" svg:height="0.939cm" svg:x="11.764cm" svg:y="8.872cm">
          <draw:text-box>
            <text:p/>
          </draw:text-box>
        </draw:frame>
        <draw:frame draw:style-name="gr9" draw:text-style-name="P7" draw:layer="layout" svg:width="0.002cm" svg:height="0.939cm" svg:x="13.266cm" svg:y="0cm">
          <draw:text-box>
            <text:p/>
          </draw:text-box>
        </draw:frame>
        <draw:frame draw:style-name="gr8" draw:text-style-name="P7" draw:layer="layout" svg:width="0.002cm" svg:height="0.94cm" svg:x="14.555cm" svg:y="0.747cm">
          <draw:text-box>
            <text:p/>
          </draw:text-box>
        </draw:frame>
        <draw:frame draw:style-name="gr8" draw:text-style-name="P7" draw:layer="layout" svg:width="0.002cm" svg:height="0.94cm" svg:x="12.05cm" svg:y="0.728cm">
          <draw:text-box>
            <text:p/>
          </draw:text-box>
        </draw:frame>
        <draw:frame draw:style-name="gr8" draw:text-style-name="P7" draw:layer="layout" svg:width="0.002cm" svg:height="0.94cm" svg:x="13.259cm" svg:y="3.286cm">
          <draw:text-box>
            <text:p/>
          </draw:text-box>
        </draw:frame>
        <draw:frame draw:style-name="gr9" draw:text-style-name="P7" draw:layer="layout" svg:width="0.002cm" svg:height="0.939cm" svg:x="10.96cm" svg:y="1.236cm">
          <draw:text-box>
            <text:p/>
          </draw:text-box>
        </draw:frame>
        <draw:frame draw:style-name="gr9" draw:text-style-name="P7" draw:layer="layout" svg:width="0.002cm" svg:height="0.939cm" svg:x="12.169cm" svg:y="3.795cm">
          <draw:text-box>
            <text:p/>
          </draw:text-box>
        </draw:frame>
        <draw:frame draw:style-name="gr9" draw:text-style-name="P7" draw:layer="layout" svg:width="0.002cm" svg:height="0.939cm" svg:x="11.807cm" svg:y="3.775cm">
          <draw:text-box>
            <text:p/>
          </draw:text-box>
        </draw:frame>
        <draw:frame draw:style-name="gr9" draw:text-style-name="P7" draw:layer="layout" svg:width="0.002cm" svg:height="0.939cm" svg:x="13.016cm" svg:y="6.333cm">
          <draw:text-box>
            <text:p/>
          </draw:text-box>
        </draw:frame>
        <draw:frame draw:style-name="gr9" draw:text-style-name="P7" draw:layer="layout" svg:width="0.002cm" svg:height="0.939cm" svg:x="11.721cm" svg:y="8.872cm">
          <draw:text-box>
            <text:p/>
          </draw:text-box>
        </draw:frame>
        <draw:frame draw:style-name="gr9" draw:text-style-name="P7" draw:layer="layout" svg:width="0.002cm" svg:height="0.939cm" svg:x="13.223cm" svg:y="0cm">
          <draw:text-box>
            <text:p/>
          </draw:text-box>
        </draw:frame>
        <draw:frame draw:style-name="gr8" draw:text-style-name="P7" draw:layer="layout" svg:width="0.002cm" svg:height="0.94cm" svg:x="14.512cm" svg:y="0.747cm">
          <draw:text-box>
            <text:p/>
          </draw:text-box>
        </draw:frame>
        <draw:frame draw:style-name="gr8" draw:text-style-name="P7" draw:layer="layout" svg:width="0.002cm" svg:height="0.94cm" svg:x="12.007cm" svg:y="0.728cm">
          <draw:text-box>
            <text:p/>
          </draw:text-box>
        </draw:frame>
        <draw:frame draw:style-name="gr8" draw:text-style-name="P7" draw:layer="layout" svg:width="0.002cm" svg:height="0.94cm" svg:x="13.216cm" svg:y="3.286cm">
          <draw:text-box>
            <text:p/>
          </draw:text-box>
        </draw:frame>
        <draw:frame draw:style-name="gr9" draw:text-style-name="P7" draw:layer="layout" svg:width="0.002cm" svg:height="0.939cm" svg:x="22.284cm" svg:y="1.236cm">
          <draw:text-box>
            <text:p/>
          </draw:text-box>
        </draw:frame>
        <draw:frame draw:style-name="gr9" draw:text-style-name="P7" draw:layer="layout" svg:width="0.002cm" svg:height="0.939cm" svg:x="23.493cm" svg:y="3.795cm">
          <draw:text-box>
            <text:p/>
          </draw:text-box>
        </draw:frame>
        <draw:frame draw:style-name="gr9" draw:text-style-name="P7" draw:layer="layout" svg:width="0.002cm" svg:height="0.939cm" svg:x="23.131cm" svg:y="3.775cm">
          <draw:text-box>
            <text:p/>
          </draw:text-box>
        </draw:frame>
        <draw:frame draw:style-name="gr9" draw:text-style-name="P7" draw:layer="layout" svg:width="0.002cm" svg:height="0.939cm" svg:x="24.34cm" svg:y="6.333cm">
          <draw:text-box>
            <text:p/>
          </draw:text-box>
        </draw:frame>
        <draw:frame draw:style-name="gr9" draw:text-style-name="P7" draw:layer="layout" svg:width="0.002cm" svg:height="0.939cm" svg:x="21.835cm" svg:y="6.314cm">
          <draw:text-box>
            <text:p/>
          </draw:text-box>
        </draw:frame>
        <draw:frame draw:style-name="gr9" draw:text-style-name="P7" draw:layer="layout" svg:width="0.002cm" svg:height="0.939cm" svg:x="23.044cm" svg:y="8.872cm">
          <draw:text-box>
            <text:p/>
          </draw:text-box>
        </draw:frame>
        <draw:frame draw:style-name="gr9" draw:text-style-name="P7" draw:layer="layout" svg:width="0.002cm" svg:height="0.939cm" svg:x="24.546cm" svg:y="0cm">
          <draw:text-box>
            <text:p/>
          </draw:text-box>
        </draw:frame>
        <draw:frame draw:style-name="gr8" draw:text-style-name="P7" draw:layer="layout" svg:width="0.002cm" svg:height="0.94cm" svg:x="25.834cm" svg:y="0.747cm">
          <draw:text-box>
            <text:p/>
          </draw:text-box>
        </draw:frame>
        <draw:frame draw:style-name="gr8" draw:text-style-name="P7" draw:layer="layout" svg:width="0.002cm" svg:height="0.94cm" svg:x="23.33cm" svg:y="0.728cm">
          <draw:text-box>
            <text:p/>
          </draw:text-box>
        </draw:frame>
        <draw:frame draw:style-name="gr8" draw:text-style-name="P7" draw:layer="layout" svg:width="0.002cm" svg:height="0.94cm" svg:x="24.539cm" svg:y="3.286cm">
          <draw:text-box>
            <text:p/>
          </draw:text-box>
        </draw:frame>
        <draw:frame draw:style-name="gr8" draw:text-style-name="P7" draw:layer="layout" svg:width="0.002cm" svg:height="0.94cm" svg:x="10.387cm" svg:y="4.06cm">
          <draw:text-box>
            <text:p/>
          </draw:text-box>
        </draw:frame>
        <draw:frame draw:style-name="gr9" draw:text-style-name="P7" draw:layer="layout" svg:width="0.002cm" svg:height="0.939cm" svg:x="5.4cm" svg:y="3.972cm">
          <draw:text-box>
            <text:p/>
          </draw:text-box>
        </draw:frame>
        <draw:path draw:style-name="gr1" draw:text-style-name="P1" draw:layer="layout" svg:width="5.724cm" svg:height="2.465cm" svg:x="0.074cm" svg:y="7.705cm" svg:viewBox="0 0 5725 2466" svg:d="M2862 2466h2714c82 0 149-79 149-176v-2114c0-97-67-176-149-176h-5428c-81 0-148 79-148 176v2114c0 97 67 176 148 176z">
          <text:p/>
        </draw:path>
        <draw:polygon draw:style-name="gr6" draw:text-style-name="P7" draw:layer="layout" svg:width="0.529cm" svg:height="0.402cm" svg:x="4.983cm" svg:y="8.126cm" svg:viewBox="0 0 530 403" draw:points="530,403 264,0 0,403">
          <text:p/>
        </draw:polygon>
        <draw:polygon draw:style-name="gr6" draw:text-style-name="P7" draw:layer="layout" svg:width="0.251cm" svg:height="0.416cm" svg:x="5.131cm" svg:y="8.529cm" svg:viewBox="0 0 252 417" draw:points="252,0 252,417 0,417 0,0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l" fo:country="G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.001cm" fo:page-width="37.55cm" fo:page-height="12.7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6-26T17:42:31.114000000</dc:date>
    <meta:editing-duration>PT2H6M54S</meta:editing-duration>
    <meta:editing-cycles>11</meta:editing-cycles>
    <meta:generator>LibreOffice/4.4.3.2$Windows_x86 LibreOffice_project/88805f81e9fe61362df02b9941de8e38a9b5fd16</meta:generator>
    <meta:document-statistic meta:object-count="196"/>
  </office:meta>
</office:document-meta>
</file>